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60678832" text:id="ct160678832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160678416" text:id="ct160678416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60678944" text:id="ct160678944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0386056" text:id="ct160386056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60386712" text:id="ct160386712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0769208" text:id="ct160769208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60770920" text:id="ct160770920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60807736" text:id="ct16080773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0800936" text:id="ct160800936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60798320" text:id="ct16079832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0811056" text:id="ct16081105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0799880" text:id="ct16079988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60826088" text:id="ct16082608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0810600" text:id="ct16081060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0361472" text:id="ct16036147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0361704" text:id="ct16036170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0810360" text:id="ct16081036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0390640" text:id="ct160390640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0794704" text:id="ct160794704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0805800" text:id="ct160805800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0820384" text:id="ct160820384">
          <text:insertion>
            <office:change-info>
              <dc:creator>Gauthier Bastien</dc:creator>
              <dc:date>2013-01-17T15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60678832"/>self.displayValue(self.listProposingGroups(),self.getProposingGroup())<text:change-end text:change-id="ct160678832"/></text:p>
          <text:p text:style-name="P3"><text:line-break/>Correspondant :<text:line-break/><text:change-start text:change-id="ct160678416"/>self.portal_membership.getMemberInfo(self.Creator())['fullname']<text:change-end text:change-id="ct160678416"/></text:p>
          <text:p text:style-name="P3"><text:line-break/>Références : <text:change-start text:change-id="ct160678944"/>self.getItemReference()<text:change-end text:change-id="ct160678944"/></text:p>
        </draw:text-box>
      </draw:frame>
      <text:p text:style-name="Standard2">Du registre aux délibérations du <text:change-start text:change-id="ct160386056"/>self.portal_plonemeeting.getMeetingConfig(self).Title()<text:change-end text:change-id="ct160386056"/> a été extrait ce qui suit :<text:line-break/></text:p>
      <text:p text:style-name="P4">Séance du <text:change-start text:change-id="ct160386712"/>self.getMeeting().Title()<text:change-end text:change-id="ct160386712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60769208"/><text:span text:style-name="T1">self.getItemNumber(relativeTo='meeting')</text:span><text:change-end text:change-id="ct160769208"/><text:span text:style-name="T1"> : </text:span><text:change-start text:change-id="ct160770920"/><text:span text:style-name="T1">self.</text:span>Title()<text:change-end text:change-id="ct160770920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60807736"/>self.getItemSignatures().split('\n')[0]<text:change-end text:change-id="ct160807736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0800936"/>self.getItemSignatories(theObjects=True)[1].getGender()=='m' and 'Le' or 'La'<text:change-end text:change-id="ct160800936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60798320"/>self.getItemSignatories(theObjects=True)[1].getDuty()<text:change-end text:change-id="ct160798320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60811056"/>self.getItemSignatures().split('\n')[2]<text:change-end text:change-id="ct160811056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0799880"/>self.getItemSignatories(theObjects=True)[0].getGender()=='m' and 'Le' or 'La'<text:change-end text:change-id="ct160799880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60826088"/>self.getItemSignatories(theObjects=True)[0].getDuty()<text:change-end text:change-id="ct160826088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60810600"/>self.getItemSignatures().split('\n')[1]<text:change-end text:change-id="ct160810600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0361472"/>self.getItemSignatories(theObjects=True)[1].Title()<text:change-end text:change-id="ct160361472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60361704"/>self.getItemSignatures().split('\n')[3]<text:change-end text:change-id="ct160361704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0810360"/>self.getItemSignatories(theObjects=True)[0].Title()<text:change-end text:change-id="ct160810360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text:change-start text:change-id="ct160390640"/>self.adapted().getCertifiedSignatures()[0].split('\n')[0]<text:change-end text:change-id="ct160390640"/></text:p>
            </table:table-cell>
            <table:table-cell table:style-name="Tableau1.A1" office:value-type="string">
              <text:p text:style-name="P6"><text:change-start text:change-id="ct160794704"/>self.adapted().getCertifiedSignatures()[0].split('\n')[2]<text:change-end text:change-id="ct160794704"/></text:p>
            </table:table-cell>
          </table:table-row>
        </table:table-header-rows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text:change-start text:change-id="ct160805800"/>self.adapted().getCertifiedSignatures()[0].split('\n')[1]<text:change-end text:change-id="ct160805800"/></text:p>
          </table:table-cell>
          <table:table-cell table:style-name="Tableau1.A1" office:value-type="string">
            <text:p text:style-name="P6"><text:change-start text:change-id="ct160820384"/>self.adapted().getCertifiedSignatures()[0].split('\n')[3]<text:change-end text:change-id="ct160820384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38</meta:editing-cycles>
    <meta:editing-duration>PT1H31M13S</meta:editing-duration>
    <meta:initial-creator>Gauthier Bastien</meta:initial-creator>
    <dc:date>2014-09-09T11:49:06</dc:date>
    <dc:creator>Gauthier Bastien</dc:creator>
    <meta:document-statistic meta:table-count="2" meta:image-count="0" meta:object-count="0" meta:page-count="1" meta:paragraph-count="25" meta:word-count="92" meta:character-count="1351" meta:non-whitespace-character-count="1288"/>
    <meta:user-defined meta:name="Info 1"/>
    <meta:user-defined meta:name="Info 2"/>
    <meta:user-defined meta:name="Info 3"/>
    <meta:user-defined meta:name="Info 4"/>
  </office:meta>
</office:document-meta>
</file>